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17in"/>
    </style:style>
    <style:style style:name="co4" style:family="table-column">
      <style:table-column-properties fo:break-before="auto" style:column-width="0.2555in"/>
    </style:style>
    <style:style style:name="co5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108"/>
    <style:style style:name="ce4" style:family="table-cell" style:parent-style-name="Default" style:data-style-name="N10108">
      <style:text-properties fo:font-weight="bold" style:font-weight-asian="bold" style:font-weight-complex="bold"/>
    </style:style>
    <style:style style:name="ce5" style:family="table-cell" style:parent-style-name="Default" style:data-style-name="N1010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10" style:family="table-cell" style:parent-style-name="Default" style:data-style-name="N10108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10111"/>
    <style:style style:name="ce13" style:family="table-cell" style:parent-style-name="Default" style:data-style-name="N10108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Timer Cycles</text:p>
          </table:table-cell>
          <table:table-cell office:value-type="string" calcext:value-type="string">
            <text:p>Timer 2 Cycles</text:p>
          </table:table-cell>
          <table:table-cell table:number-columns-repeated="1021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formula="of:=[.A2]/2" office:value-type="float" office:value="10000000" calcext:value-type="float">
            <text:p>10.000.00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req KBD</text:p>
          </table:table-cell>
          <table:table-cell/>
          <table:table-cell office:value-type="string" calcext:value-type="string">
            <text:p>Ticks Timer 2</text:p>
          </table:table-cell>
          <table:table-cell office:value-type="string" calcext:value-type="string">
            <text:p>Ticks Timer 1</text:p>
          </table:table-cell>
          <table:table-cell/>
          <table:table-cell office:value-type="string" calcext:value-type="string">
            <text:p>Facto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in <text:s/>KBD</text:p>
          </table:table-cell>
          <table:table-cell table:style-name="ce6" table:formula="of:=60/1000000" office:value-type="float" office:value="0.00006" calcext:value-type="float">
            <text:p>0,00006</text:p>
          </table:table-cell>
          <table:table-cell table:formula="of:=1/[.D7]" office:value-type="float" office:value="16666.6666666667" calcext:value-type="float">
            <text:p>16.666,67</text:p>
          </table:table-cell>
          <table:table-cell office:value-type="string" calcext:value-type="string">
            <text:p>Hz</text:p>
          </table:table-cell>
          <table:table-cell table:formula="of:=[.$C$2]/[.E7]" office:value-type="float" office:value="600" calcext:value-type="float">
            <text:p>600</text:p>
          </table:table-cell>
          <table:table-cell table:formula="of:=[.$B$2]/[.E7]" office:value-type="float" office:value="99.99996" calcext:value-type="float">
            <text:p>100</text:p>
          </table:table-cell>
          <table:table-cell/>
          <table:table-cell table:formula="of:=[.G7]/[.H7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ax KBD</text:p>
          </table:table-cell>
          <table:table-cell table:style-name="ce6" table:formula="of:=100/1000000" office:value-type="float" office:value="0.0001" calcext:value-type="float">
            <text:p>0,0001</text:p>
          </table:table-cell>
          <table:table-cell table:formula="of:=1/[.D8]" office:value-type="float" office:value="10000" calcext:value-type="float">
            <text:p>10.000</text:p>
          </table:table-cell>
          <table:table-cell office:value-type="string" calcext:value-type="string">
            <text:p>Hz</text:p>
          </table:table-cell>
          <table:table-cell table:formula="of:=[.$C$2]/[.E8]" office:value-type="float" office:value="1000" calcext:value-type="float">
            <text:p>1.000</text:p>
          </table:table-cell>
          <table:table-cell table:formula="of:=[.$B$2]/[.E8]" office:value-type="float" office:value="166.6666" calcext:value-type="float">
            <text:p>166,67</text:p>
          </table:table-cell>
          <table:table-cell/>
          <table:table-cell table:formula="of:=[.G8]/[.H8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EC</text:p>
          </table:table-cell>
          <table:table-cell table:style-name="ce5"/>
          <table:table-cell table:style-name="ce10"/>
          <table:table-cell table:number-columns-repeated="2"/>
          <table:table-cell table:style-name="ce2" table:formula="of:=[.G7]/16" office:value-type="float" office:value="37.5" calcext:value-type="float">
            <text:p>37,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imer Reload</text:p>
          </table:table-cell>
          <table:table-cell table:formula="of:=2^16-[.B11]" office:value-type="float" office:value="53772" calcext:value-type="float">
            <text:p>53.772</text:p>
          </table:table-cell>
          <table:table-cell table:number-columns-repeated="4"/>
          <table:table-cell table:style-name="ce2" table:formula="of:=[.G8]/16" office:value-type="float" office:value="62.5" calcext:value-type="float">
            <text:p>62,5</text:p>
          </table:table-cell>
          <table:table-cell table:number-columns-repeated="3"/>
          <table:table-cell table:formula="of:=[.K11]*1000000" office:value-type="float" office:value="72.0000288000115" calcext:value-type="float">
            <text:p>7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imer Cap</text:p>
          </table:table-cell>
          <table:table-cell table:style-name="ce6" office:value-type="float" office:value="11764" calcext:value-type="float">
            <text:p>11764</text:p>
          </table:table-cell>
          <table:table-cell table:number-columns-repeated="8"/>
          <table:table-cell table:formula="of:=[.K12]/[.B2]" office:value-type="float" office:value="0.0000720000288000115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nterr. Per Sec</text:p>
          </table:table-cell>
          <table:table-cell table:formula="of:=[.B2]/[.B11]" office:value-type="float" office:value="141.67511050663" calcext:value-type="float">
            <text:p>141,68</text:p>
          </table:table-cell>
          <table:table-cell table:number-columns-repeated="4"/>
          <table:table-cell office:value-type="string" calcext:value-type="string">
            <text:p>TH1</text:p>
          </table:table-cell>
          <table:table-cell office:value-type="float" office:value="0" calcext:value-type="float">
            <text:p>0</text:p>
          </table:table-cell>
          <table:table-cell table:style-name="ce13" table:formula="of:=BIN2HEX([.H12])" office:value-type="string" office:string-value="0" calcext:value-type="string">
            <text:p>0</text:p>
          </table:table-cell>
          <table:table-cell table:formula="of:=COM.MICROSOFT.CONCAT(BIN2HEX([.H12]);BIN2HEX([.H13]))" office:value-type="string" office:string-value="078" calcext:value-type="string">
            <text:p>078</text:p>
          </table:table-cell>
          <table:table-cell table:formula="of:=HEX2DEC([.J12])"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TL1</text:p>
          </table:table-cell>
          <table:table-cell office:value-type="float" office:value="1111000" calcext:value-type="float">
            <text:p>1.111.000</text:p>
          </table:table-cell>
          <table:table-cell table:style-name="ce13" table:formula="of:=BIN2HEX([.H13])" office:value-type="string" office:string-value="78" calcext:value-type="string">
            <text:p>7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 per Interr.</text:p>
          </table:table-cell>
          <table:table-cell table:style-name="ce6" table:formula="of:=1/[.B12]*1000" office:value-type="float" office:value="7.05840282336113" calcext:value-type="float">
            <text:p>7,05840282336113</text:p>
          </table:table-cell>
          <table:table-cell table:number-columns-repeated="4"/>
          <table:table-cell office:value-type="string" calcext:value-type="string">
            <text:p>R3</text:p>
          </table:table-cell>
          <table:table-cell office:value-type="float" office:value="10110" calcext:value-type="float">
            <text:p>10.110</text:p>
          </table:table-cell>
          <table:table-cell table:style-name="ce13" table:formula="of:=BIN2HEX([.H14])" office:value-type="string" office:string-value="16" calcext:value-type="string">
            <text:p>16</text:p>
          </table:table-cell>
          <table:table-cell table:formula="of:=COM.MICROSOFT.CONCAT(BIN2HEX([.H15]);BIN2HEX([.H14]))" office:value-type="string" office:string-value="016" calcext:value-type="string">
            <text:p>016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 table:style-name="ce13" table:formula="of:=BIN2HEX([.H15])" office:value-type="string" office:string-value="0" calcext:value-type="string">
            <text:p>0</text:p>
          </table:table-cell>
          <table:table-cell/>
          <table:table-cell table:formula="of:=[.K14]/[.B2]" office:value-type="float" office:value="0.00006240002496001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7]*1000"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number-columns-repeated="5"/>
          <table:table-cell table:formula="of:=[.K15]*1000000" office:value-type="float" office:value="62.40002496001" calcext:value-type="float">
            <text:p>62,4</text:p>
          </table:table-cell>
          <table:table-cell office:value-type="string" calcext:value-type="string">
            <text:p>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2^16" office:value-type="float" office:value="65536" calcext:value-type="float">
            <text:p>65.536</text:p>
          </table:table-cell>
          <table:table-cell table:style-name="ce6" table:formula="of:=[.D18]*1000" office:value-type="float" office:value="0.072" calcext:value-type="float">
            <text:p>0,072</text:p>
          </table:table-cell>
          <table:table-cell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FD3</text:p>
          </table:table-cell>
          <table:table-cell table:formula="of:=HEX2DEC([.B18])" office:value-type="float" office:value="65491" calcext:value-type="float">
            <text:p>65.491</text:p>
          </table:table-cell>
          <table:table-cell table:style-name="ce6" table:formula="of:=1/[.D19]" office:value-type="float" office:value="0.000072" calcext:value-type="float">
            <text:p>0,000072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7]-[.C18]" office:value-type="float" office:value="45" calcext:value-type="float">
            <text:p>45</text:p>
          </table:table-cell>
          <table:table-cell table:formula="of:=[.C2]/[.C19]/16" office:value-type="float" office:value="13888.8888888889" calcext:value-type="float">
            <text:p>13.888,89</text:p>
          </table:table-cell>
          <table:table-cell office:value-type="string" calcext:value-type="string">
            <text:p>H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H19]-45" office:value-type="float" office:value="-45" calcext:value-type="float">
            <text:p>-45</text:p>
          </table:table-cell>
          <table:table-cell table:formula="of:=DEC2HEX([.H20])" office:value-type="string" office:string-value="FFFFFFFFD3" calcext:value-type="string">
            <text:p>FFFFFFFFD3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1" number:language="de" number:country="DE">
      <number:number number:decimal-places="8" number:min-decimal-places="0" number:min-integer-digits="1" number:decimal-replacement="" number:grouping="true"/>
    </number:number-style>
    <number:currency-style style:name="N10110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0P0"/>
    </number:currency-style>
    <number:number-style style:name="N10108" number:language="de" number:country="DE">
      <number:number number:decimal-places="2" number:min-decimal-places="0" number:min-integer-digits="1" number:decimal-replacement="" number:grouping="true"/>
    </number:number-style>
    <number:number-style style:name="N10107" number:language="de" number:country="DE">
      <number:number number:decimal-places="9" number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3-01-18T16:21:01.551138510</dc:date>
    <meta:editing-duration>P1DT8H16M18S</meta:editing-duration>
    <meta:editing-cycles>9</meta:editing-cycles>
    <meta:generator>LibreOffice/7.3.7.2$Linux_X86_64 LibreOffice_project/30$Build-2</meta:generator>
    <meta:document-statistic meta:table-count="1" meta:cell-count="71" meta:object-count="0"/>
  </office:meta>
</office:document-meta>
</file>